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B Nazanin" svg:font-family="'B Nazanin'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5843" officeooo:paragraph-rsid="00065843"/>
    </style:style>
    <style:style style:name="P2" style:family="paragraph">
      <style:paragraph-properties style:writing-mode="lr-tb"/>
    </style:style>
    <style:style style:name="P3" style:family="paragraph" style:parent-style-name="Standard">
      <style:paragraph-properties style:writing-mode="lr-tb"/>
      <style:text-properties officeooo:rsid="00065843" officeooo:paragraph-rsid="00065843"/>
    </style:style>
    <style:style style:name="P4" style:family="paragraph" style:parent-style-name="Standard" style:list-style-name="L1">
      <style:paragraph-properties style:writing-mode="lr-tb"/>
      <style:text-properties officeooo:rsid="00065843" officeooo:paragraph-rsid="00065843"/>
    </style:style>
    <style:style style:name="P5" style:family="paragraph">
      <style:paragraph-properties style:writing-mode="rl-tb"/>
    </style:style>
    <style:style style:name="P6" style:family="paragraph" style:parent-style-name="Standard">
      <style:paragraph-properties style:writing-mode="rl-t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تست Iran Talent</text:h>
      <text:h text:style-name="Heading_20_1" text:outline-level="1">پروژه تست PHP Senior Backend Developer</text:h>
      <text:p text:style-name="P1"/>
      <text:p text:style-name="P1">یافتن نتیجه ای برای تطابق فیلترهای جستجو و مرتب کردن (sort) آیتم های نتیجه بر اساس فیلدها است.</text:p>
      <text:p text:style-name="P1">مثلا قراره سن، دانشگاه و ... جستجو بشن و نتیجه منطبق با درخواست نمایش داده شوند.</text:p>
      <text:p text:style-name="P1"/>
      <text:h text:style-name="Heading_20_2" text:outline-level="2">قوانین جستجوی تطابق پذیری :</text:h>
      <text:p text:style-name="Standard">۴ نوع ورودی برای جستجوی api داریم که همه اونها می‌تونن خالی باشند.</text:p>
      <text:p text:style-name="P1"/>
      <text:p text:style-name="P1">۱ ) قوانین سطح Terms :</text:p>
      <text:p text:style-name="P1">این فیلدها باید کاملا منطبق با پوزیشن باشند :</text:p>
      <text:p text:style-name="P1">دسته بندی</text:p>
      <text:p text:style-name="P1">مکان</text:p>
      <text:p text:style-name="P1">دانشگاه</text:p>
      <text:p text:style-name="P1">جنسیت</text:p>
      <text:p text:style-name="P1"/>
      <text:p text:style-name="P1"/>
      <text:p text:style-name="P1">۲ ) قوانین سطح تطابق :</text:p>
      <text:p text:style-name="P1">این فیلد باید شبیه ورودی‌ها باشه (دقیقا کلمه جستجو نیست) :</text:p>
      <text:p text:style-name="P1">عنوان</text:p>
      <text:p text:style-name="P1"/>
      <text:p text:style-name="P1">۳ ) قوانین سطح مرتب سازی :</text:p>
      <text:p text:style-name="P1">درآمد</text:p>
      <text:p text:style-name="P1">زندگی در</text:p>
      <text:p text:style-name="P1"/>
      <text:p text:style-name="P1">۴ ) فیلترهای بازه‌ای :</text:p>
      <text:p text:style-name="P1">تاریخ انقضا</text:p>
      <text:p text:style-name="P1">تاریخ ایجاد</text:p>
      <text:p text:style-name="P1">سن</text:p>
      <text:p text:style-name="P1"/>
      <text:p text:style-name="P1"/>
      <text:h text:style-name="Heading_20_2" text:outline-level="2">قوانین فنی :</text:h>
      <text:list xml:id="list2981237037" text:style-name="L1">
        <text:list-item>
          <text:p text:style-name="P4">You must implement this project in php Laravel framework.</text:p>
        </text:list-item>
        <text:list-item>
          <text:p text:style-name="P4">You can choose a database for storing data from mysql or mongodb by your own.</text:p>
        </text:list-item>
        <text:list-item>
          <text:p text:style-name="P4">Implement crud apis for position model.</text:p>
        </text:list-item>
        <text:list-item>
          <text:p text:style-name="P4">You must use elastic search to index positions after inserting or updating records.</text:p>
        </text:list-item>
        <text:list-item>
          <text:p text:style-name="P4">you must implement seeders for adding at least 500 records to position model and also index inserted records with elastic search.</text:p>
        </text:list-item>
        <text:list-item>
          <text:p text:style-name="P4">you must design, implement and document an api for searching as mentioned previously in matching rules section.</text:p>
        </text:list-item>
        <text:list-item>
          <text:p text:style-name="P4">Matching algorithm must be implemented in elastic search calling from Laravel project.</text:p>
        </text:list-item>
      </text:list>
      <text:p text:style-name="P3"/>
      <text:p text:style-name="P3"><text:soft-page-break/></text:p>
      <text:h text:style-name="Heading_20_2" text:outline-level="2">فیلدها :</text:h>
      <text:p text:style-name="P3">id : integer</text:p>
      <text:p text:style-name="P3">title : varchar(128)</text:p>
      <text:p text:style-name="P3">category : integer (FK of Category Table)</text:p>
      <text:p text:style-name="P3">min_age : tinyint</text:p>
      <text:p text:style-name="P3">max_age : tinyint</text:p>
      <text:p text:style-name="P3">education : tinyint (FK of Edu Table)</text:p>
      <text:p text:style-name="P3">gender : tinyint</text:p>
      <text:p text:style-name="P3">salary : integer</text:p>
      <text:p text:style-name="P3">location : integer (FK of City Table)</text:p>
      <text:p text:style-name="P3">created_at : timestamp</text:p>
      <text:p text:style-name="P3">expired_at : timestamp</text:p>
      <text:p text:style-name="P3">lived_at : timestamp</text:p>
      <text:p text:style-name="Standard"/>
      <text:h text:style-name="Heading_20_2" text:outline-level="2">استفاده از موارد زیر امتیاز مثبت محسوب خواهد شد :</text:h>
      <text:p text:style-name="P6">- استفاده از داکر و داکر کامپوز برای اجرای پروژه</text:p>
      <text:p text:style-name="P6">- اجرا کردن API برای گرفتن مرجع موقعیت‌های شغلی و و بازگشت بیشترین نامزدهای مرتبط</text:p>
      <text:p text:style-name="P6"/>
      <text:h text:style-name="Heading_20_2" text:outline-level="2">مهمترین امکانات که پروژه باید داشته باشه :</text:h>
      <text:p text:style-name="P6">- ثبت اطلاعات و sync کردن آنها بین DB و Elastic Search</text:p>
      <text:p text:style-name="P6">- اجرای CRUD برای جدول position که با مدل انجام میشه</text:p>
      <text:p text:style-name="P6">- اجرای API های جستجو (با استفاده از elastic search)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B Nazanin" svg:font-family="'B Nazanin'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ahoma" fo:font-size="12pt" fo:language="en" fo:country="US" style:letter-kerning="true" style:font-name-asian="Tahoma1" style:font-size-asian="10.5pt" style:language-asian="zh" style:country-asian="CN" style:font-name-complex="B Nazanin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homa" fo:font-size="12pt" fo:language="en" fo:country="US" style:letter-kerning="true" style:font-name-asian="Tahoma1" style:font-size-asian="10.5pt" style:language-asian="zh" style:country-asian="CN" style:font-name-complex="B Nazanin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style:writing-mode="rl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fo:font-size="14pt" style:font-name-asian="Tahoma1" style:font-family-asian="Tahoma" style:font-family-generic-asian="system" style:font-pitch-asian="variable" style:font-size-asian="14pt" style:font-name-complex="B Nazanin" style:font-family-complex="'B Nazanin'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ahoma" fo:font-family="Tahoma" style:font-family-generic="swiss" style:font-size-asian="12pt" style:font-name-complex="B Nazanin" style:font-family-complex="'B Nazanin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ahoma" fo:font-family="Tahoma" style:font-family-generic="swiss" fo:font-size="12pt" fo:font-style="italic" style:font-size-asian="12pt" style:font-style-asian="italic" style:font-name-complex="B Nazanin" style:font-family-complex="'B Nazanin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family-generic="swiss" style:font-size-asian="12pt" style:font-name-complex="B Nazanin" style:font-family-complex="'B Nazanin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ehdi Mohammadnejad</meta:initial-creator>
    <meta:creation-date>2020-12-03T12:30:05.079479870</meta:creation-date>
    <dc:date>2020-12-03T12:40:11.117269114</dc:date>
    <dc:creator>Mehdi Mohammadnejad</dc:creator>
    <meta:editing-duration>PT10M7S</meta:editing-duration>
    <meta:editing-cycles>1</meta:editing-cycles>
    <meta:document-statistic meta:table-count="0" meta:image-count="0" meta:object-count="0" meta:page-count="2" meta:paragraph-count="50" meta:word-count="348" meta:character-count="1849" meta:non-whitespace-character-count="1558"/>
    <meta:generator>LibreOffice/6.3.5.2$Linux_X86_64 LibreOffice_project/30$Build-2</meta:generator>
  </office:meta>
</office:document-meta>
</file>